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dddddd" draw:marker-start-width="0.35cm" draw:marker-end-width="0.3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solid" draw:stroke-dash="Fine_20_Dashed" svg:stroke-width="0.05cm" svg:stroke-color="#579d1c" draw:marker-start-width="0.35cm" draw:marker-end-width="0.35cm" draw:fill="none" draw:textarea-horizontal-align="justify" draw:textarea-vertical-align="middle" draw:auto-grow-height="false" fo:min-height="0.25cm" fo:min-width="1.5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color="#579d1c" draw:fill="solid" draw:fill-color="#aecf00" draw:textarea-horizontal-align="justify" draw:textarea-vertical-align="middle" draw:auto-grow-height="false" fo:min-height="0.2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9.617cm" svg:y1="5.5cm" svg:x2="31.25cm" svg:y2="5.5cm">
          <text:p/>
        </draw:line>
        <draw:line draw:style-name="gr1" draw:text-style-name="P1" draw:layer="layout" svg:x1="13.75cm" svg:y1="8.5cm" svg:x2="31.251cm" svg:y2="8.5cm">
          <text:p/>
        </draw:line>
        <draw:line draw:style-name="gr1" draw:text-style-name="P1" draw:layer="layout" svg:x1="9.624cm" svg:y1="11.5cm" svg:x2="31.252cm" svg:y2="11.5cm">
          <text:p/>
        </draw:line>
        <draw:line draw:style-name="gr1" draw:text-style-name="P1" draw:layer="layout" svg:x1="7.75cm" svg:y1="14.5cm" svg:x2="31.252cm" svg:y2="14.5cm">
          <text:p/>
        </draw:line>
        <draw:custom-shape draw:style-name="gr2" draw:text-style-name="P1" draw:layer="layout" svg:width="1cm" svg:height="1cm" svg:x="5.124cm" svg:y="17cm">
          <text:p text:style-name="P1">C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0.5cm" svg:x="4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8.124cm" svg:y="17cm">
          <text:p text:style-name="P1">C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cm" svg:height="0.5cm" svg:x="7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.124cm" svg:y="17cm">
          <text:p text:style-name="P1">C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cm" svg:height="0.5cm" svg:x="10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.124cm" svg:y="17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cm" svg:height="0.5cm" svg:x="13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7.124cm" svg:y="17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cm" svg:height="0.5cm" svg:x="16.624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6.624cm" svg:y="14cm">
          <text:p text:style-name="P1"><text:span text:style-name="T2">N</text:span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cm" svg:height="0.5cm" svg:x="6.124cm" svg:y="13.4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0.124cm" svg:y="17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cm" svg:height="0.5cm" svg:x="19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3.124cm" svg:y="17cm">
          <text:p text:style-name="P1">C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cm" svg:height="0.5cm" svg:x="22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6.124cm" svg:y="17cm">
          <text:p text:style-name="P1">C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2cm" svg:height="0.5cm" svg:x="25.62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9.124cm" svg:y="17cm">
          <text:p text:style-name="P1">C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2cm" svg:height="0.5cm" svg:x="28.624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cm" svg:height="1cm" svg:x="8.624cm" svg:y="11.025cm">
          <text:p text:style-name="P1">N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2cm" svg:height="0.5cm" svg:x="8.124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5.624cm" svg:y="11.026cm">
          <text:p text:style-name="P1">N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cm" svg:height="0.5cm" svg:x="15.124cm" svg:y="10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1cm" svg:height="1cm" svg:x="21.624cm" svg:y="11.027cm">
          <text:p text:style-name="P1">N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2cm" svg:height="0.5cm" svg:x="21.124cm" svg:y="10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1cm" svg:height="1cm" svg:x="27.624cm" svg:y="11.028cm">
          <text:p text:style-name="P1">N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0.5cm" svg:x="27.124cm" svg:y="10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1cm" svg:height="1cm" svg:x="12.624cm" svg:y="8.025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0.5cm" svg:x="12.124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1cm" svg:height="1cm" svg:x="24.624cm" svg:y="8.026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2cm" svg:height="0.5cm" svg:x="24.124cm" svg:y="7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3" draw:id="id23" draw:layer="layout" svg:width="1cm" svg:height="1cm" svg:x="18.617cm" svg:y="5cm">
          <text:p text:style-name="P1">N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0.5cm" svg:x="18.117cm" svg:y="4.47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624cm" svg:y1="16.5cm" svg:x2="6.77cm" svg:y2="14.854cm" draw:start-shape="id1" draw:start-glue-point="0" draw:end-shape="id2" draw:end-glue-point="7" svg:d="M5624 16500l1146-1646" svg:viewBox="0 0 1147 1647">
          <text:p/>
        </draw:connector>
        <draw:connector draw:style-name="gr6" draw:text-style-name="P1" draw:layer="layout" draw:type="line" svg:x1="8.624cm" svg:y1="16.5cm" svg:x2="7.478cm" svg:y2="14.854cm" draw:start-shape="id3" draw:start-glue-point="0" draw:end-shape="id2" draw:end-glue-point="9" svg:d="M8624 16500l-1146-1646" svg:viewBox="0 0 1147 1647">
          <text:p/>
        </draw:connector>
        <draw:connector draw:style-name="gr6" draw:text-style-name="P1" draw:layer="layout" draw:type="line" svg:x1="11.624cm" svg:y1="16.5cm" svg:x2="9.478cm" svg:y2="11.879cm" draw:start-shape="id4" draw:start-glue-point="0" draw:end-shape="id5" draw:end-glue-point="9" svg:d="M11624 16500l-2146-4621" svg:viewBox="0 0 2147 4622">
          <text:p/>
        </draw:connector>
        <draw:connector draw:style-name="gr6" draw:text-style-name="P1" draw:layer="layout" draw:type="line" svg:x1="7.124cm" svg:y1="13.475cm" svg:x2="8.77cm" svg:y2="11.879cm" draw:start-shape="id6" draw:start-glue-point="0" draw:end-shape="id5" draw:end-glue-point="7" svg:d="M7124 13475l1646-1596" svg:viewBox="0 0 1647 1597">
          <text:p/>
        </draw:connector>
        <draw:connector draw:style-name="gr6" draw:text-style-name="P1" draw:layer="layout" draw:type="line" svg:x1="14.624cm" svg:y1="16.5cm" svg:x2="15.77cm" svg:y2="11.88cm" draw:start-shape="id7" draw:start-glue-point="0" draw:end-shape="id8" draw:end-glue-point="7" svg:d="M14624 16500l1146-4620" svg:viewBox="0 0 1147 4621">
          <text:p/>
        </draw:connector>
        <draw:connector draw:style-name="gr6" draw:text-style-name="P1" draw:layer="layout" draw:type="line" svg:x1="17.624cm" svg:y1="16.5cm" svg:x2="16.478cm" svg:y2="11.88cm" draw:start-shape="id9" draw:start-glue-point="0" draw:end-shape="id8" draw:end-glue-point="9" svg:d="M17624 16500l-1146-4620" svg:viewBox="0 0 1147 4621">
          <text:p/>
        </draw:connector>
        <draw:connector draw:style-name="gr6" draw:text-style-name="P1" draw:layer="layout" draw:type="line" svg:x1="20.624cm" svg:y1="16.5cm" svg:x2="21.77cm" svg:y2="11.881cm" draw:start-shape="id10" draw:start-glue-point="0" draw:end-shape="id11" draw:end-glue-point="7" svg:d="M20624 16500l1146-4619" svg:viewBox="0 0 1147 4620">
          <text:p/>
        </draw:connector>
        <draw:connector draw:style-name="gr6" draw:text-style-name="P1" draw:layer="layout" draw:type="line" svg:x1="23.624cm" svg:y1="16.5cm" svg:x2="22.478cm" svg:y2="11.881cm" draw:start-shape="id12" draw:start-glue-point="0" draw:end-shape="id11" draw:end-glue-point="9" svg:d="M23624 16500l-1146-4619" svg:viewBox="0 0 1147 4620">
          <text:p/>
        </draw:connector>
        <draw:connector draw:style-name="gr6" draw:text-style-name="P1" draw:layer="layout" draw:type="line" svg:x1="26.624cm" svg:y1="16.5cm" svg:x2="27.77cm" svg:y2="11.882cm" draw:start-shape="id13" draw:start-glue-point="0" draw:end-shape="id14" draw:end-glue-point="7" svg:d="M26624 16500l1146-4618" svg:viewBox="0 0 1147 4619">
          <text:p/>
        </draw:connector>
        <draw:connector draw:style-name="gr6" draw:text-style-name="P1" draw:layer="layout" draw:type="line" svg:x1="29.624cm" svg:y1="16.5cm" svg:x2="28.478cm" svg:y2="11.882cm" draw:start-shape="id15" draw:start-glue-point="0" draw:end-shape="id14" draw:end-glue-point="9" svg:d="M29624 16500l-1146-4618" svg:viewBox="0 0 1147 4619">
          <text:p/>
        </draw:connector>
        <draw:connector draw:style-name="gr6" draw:text-style-name="P1" draw:layer="layout" draw:type="line" svg:x1="9.124cm" svg:y1="10.5cm" svg:x2="12.77cm" svg:y2="8.879cm" draw:start-shape="id16" draw:start-glue-point="0" draw:end-shape="id17" draw:end-glue-point="7" svg:d="M9124 10500l3646-1621" svg:viewBox="0 0 3647 1622">
          <text:p/>
        </draw:connector>
        <draw:connector draw:style-name="gr6" draw:text-style-name="P1" draw:layer="layout" draw:type="line" svg:x1="16.124cm" svg:y1="10.501cm" svg:x2="13.478cm" svg:y2="8.879cm" draw:start-shape="id18" draw:start-glue-point="0" draw:end-shape="id17" draw:end-glue-point="9" svg:d="M16124 10501l-2646-1622" svg:viewBox="0 0 2647 1623">
          <text:p/>
        </draw:connector>
        <draw:connector draw:style-name="gr6" draw:text-style-name="P1" draw:layer="layout" draw:type="line" svg:x1="22.124cm" svg:y1="10.502cm" svg:x2="24.77cm" svg:y2="8.88cm" draw:start-shape="id19" draw:start-glue-point="0" draw:end-shape="id20" draw:end-glue-point="7" svg:d="M22124 10502l2646-1622" svg:viewBox="0 0 2647 1623">
          <text:p/>
        </draw:connector>
        <draw:connector draw:style-name="gr6" draw:text-style-name="P1" draw:layer="layout" draw:type="line" svg:x1="28.124cm" svg:y1="10.503cm" svg:x2="25.478cm" svg:y2="8.88cm" draw:start-shape="id21" draw:start-glue-point="0" draw:end-shape="id20" draw:end-glue-point="9" svg:d="M28124 10503l-2646-1623" svg:viewBox="0 0 2647 1624">
          <text:p/>
        </draw:connector>
        <draw:connector draw:style-name="gr6" draw:text-style-name="P1" draw:layer="layout" draw:type="line" svg:x1="13.124cm" svg:y1="7.5cm" svg:x2="18.763cm" svg:y2="5.854cm" draw:start-shape="id22" draw:start-glue-point="0" draw:end-shape="id23" draw:end-glue-point="7" svg:d="M13124 7500l5639-1646" svg:viewBox="0 0 5640 1647">
          <text:p/>
        </draw:connector>
        <draw:connector draw:style-name="gr6" draw:text-style-name="P1" draw:layer="layout" draw:type="line" svg:x1="25.124cm" svg:y1="7.501cm" svg:x2="19.471cm" svg:y2="5.854cm" draw:start-shape="id24" draw:start-glue-point="0" draw:end-shape="id23" draw:end-glue-point="9" svg:d="M25124 7501l-5653-1647" svg:viewBox="0 0 5654 1648">
          <text:p/>
        </draw:connector>
        <draw:custom-shape draw:style-name="gr3" draw:text-style-name="P1" draw:layer="layout" svg:width="2cm" svg:height="0.5cm" svg:x="2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0.5cm" svg:x="2cm" svg:y="6.1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8.774cm" svg:height="2.384cm" svg:x="4.1cm" svg:y="4.5cm">
          <draw:text-box>
            <text:p>No FF RTL, direct connection</text:p>
            <text:p/>
            <text:p>FF implemented</text:p>
          </draw:text-box>
        </draw:frame>
        <draw:frame draw:style-name="gr8" draw:layer="layout" svg:width="5.502cm" svg:height="0.962cm" svg:x="31.2cm" svg:y="5cm">
          <draw:text-box>
            <text:p>Level 0 (top level)</text:p>
          </draw:text-box>
        </draw:frame>
        <draw:frame draw:style-name="gr8" draw:layer="layout" svg:width="2.542cm" svg:height="0.962cm" svg:x="31.2cm" svg:y="8.038cm">
          <draw:text-box>
            <text:p>Level 1</text:p>
          </draw:text-box>
        </draw:frame>
        <draw:frame draw:style-name="gr8" draw:layer="layout" svg:width="2.542cm" svg:height="0.962cm" svg:x="31.2cm" svg:y="11.038cm">
          <draw:text-box>
            <text:p>Level 2</text:p>
          </draw:text-box>
        </draw:frame>
        <draw:frame draw:style-name="gr8" draw:layer="layout" svg:width="6.416cm" svg:height="0.962cm" svg:x="31.2cm" svg:y="14.038cm">
          <draw:text-box>
            <text:p>Level 3 (lowest leve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1:03:59.703000000</meta:creation-date>
    <dc:date>2015-04-17T10:39:24.473000000</dc:date>
    <meta:editing-duration>PT24M9S</meta:editing-duration>
    <meta:editing-cycles>12</meta:editing-cycles>
    <meta:generator>LibreOffice/4.3.3.2$Windows_x86 LibreOffice_project/9bb7eadab57b6755b1265afa86e04bf45fbfc644</meta:generator>
    <meta:document-statistic meta:object-count="61"/>
  </office:meta>
</office:document-meta>
</file>